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0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1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2" style:family="graphic" style:parent-style-name="objectwithoutfill">
      <style:graphic-properties draw:marker-end-width="0.3cm" draw:fill="none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宋体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1" fo:font-size="14pt" style:font-size-asian="14pt"/>
    </style:style>
    <style:style style:name="P10" style:family="paragraph">
      <loext:graphic-properties draw:fill="none" draw:fill-color="#ffffff"/>
      <style:paragraph-properties fo:text-align="center"/>
      <style:text-properties style:font-name="宋体1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1" fo:font-size="14pt" style:font-size-asian="14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宋体1" fo:font-size="14pt" style:font-size-asian="14pt" style:font-size-complex="18pt"/>
    </style:style>
    <style:style style:name="P13" style:family="paragraph">
      <loext:graphic-properties draw:fill="none" draw:fill-color="#ffffff"/>
      <style:text-properties style:font-name="宋体1" fo:font-size="14pt" style:font-size-asian="14pt" style:font-size-complex="18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宋体1" fo:font-size="14pt" style:font-size-asian="14pt" style:font-size-complex="14pt"/>
    </style:style>
    <style:style style:name="T6" style:family="text">
      <style:text-properties style:font-name="宋体1" fo:font-size="14pt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4 763 1045 1248 557s692-1255-550-1255" svg:viewBox="0 0 1628 1637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2 4710 3619 7406 934s3379-7331-720-7331" svg:viewBox="0 0 9595 9501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8" draw:layer="layout" svg:width="0.635cm" svg:height="0.635cm" svg:x="2.27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3" draw:id="id213" draw:layer="layout" svg:width="0.635cm" svg:height="0.635cm" svg:x="2.905cm" svg:y="2.875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88" draw:id="id188" draw:layer="layout" svg:width="0.635cm" svg:height="0.635cm" svg:x="3.54cm" svg:y="2.875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6" draw:id="id216" draw:layer="layout" svg:width="0.635cm" svg:height="0.635cm" svg:x="2.905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0" draw:id="id190" draw:layer="layout" svg:width="0.635cm" svg:height="0.635cm" svg:x="3.54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2" draw:id="id192" draw:layer="layout" svg:width="0.635cm" svg:height="0.635cm" svg:x="3.54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8" draw:id="id218" draw:layer="layout" svg:width="0.635cm" svg:height="0.635cm" svg:x="2.905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4" draw:id="id194" draw:layer="layout" svg:width="0.635cm" svg:height="0.635cm" svg:x="3.54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1.34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1" draw:id="id221" draw:layer="layout" svg:width="0.635cm" svg:height="0.635cm" svg:x="2.905cm" svg:y="11.344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3.54cm" svg:y="11.344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189" draw:id="id189" draw:layer="layout" svg:width="0.635cm" svg:height="0.635cm" svg:x="6.191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2.87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7" draw:id="id197" draw:layer="layout" svg:width="0.635cm" svg:height="0.635cm" svg:x="7.461cm" svg:y="2.875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2.875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1" draw:id="id191" draw:layer="layout" svg:width="0.635cm" svg:height="0.635cm" svg:x="6.191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20" draw:id="id220" draw:layer="layout" svg:width="0.635cm" svg:height="0.635cm" svg:x="6.826cm" svg:y="4.89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7" draw:id="id207" draw:layer="layout" svg:width="0.635cm" svg:height="0.635cm" svg:x="7.461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9" draw:id="id199" draw:layer="layout" svg:width="0.635cm" svg:height="0.635cm" svg:x="8.096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0" draw:id="id200" draw:layer="layout" svg:width="0.635cm" svg:height="0.635cm" svg:x="10.874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4.89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0" draw:id="id210" draw:layer="layout" svg:width="0.635cm" svg:height="0.635cm" svg:x="12.144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3" draw:id="id193" draw:layer="layout" svg:width="0.635cm" svg:height="0.635cm" svg:x="6.191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15" draw:id="id215" draw:layer="layout" svg:width="0.635cm" svg:height="0.635cm" svg:x="6.826cm" svg:y="7.22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1" draw:id="id201" draw:layer="layout" svg:width="0.635cm" svg:height="0.635cm" svg:x="8.096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2" draw:id="id202" draw:layer="layout" svg:width="0.635cm" svg:height="0.635cm" svg:x="10.874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7.223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6" draw:id="id196" draw:layer="layout" svg:width="0.635cm" svg:height="0.635cm" svg:x="12.144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3" draw:id="id203" draw:layer="layout" svg:width="0.635cm" svg:height="0.635cm" svg:x="12.779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4" draw:id="id204" draw:layer="layout" svg:width="0.635cm" svg:height="0.635cm" svg:x="15.43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6.065cm" svg:y="7.22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1" draw:id="id211" draw:layer="layout" svg:width="0.635cm" svg:height="0.635cm" svg:x="16.7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7.335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5" draw:id="id195" draw:layer="layout" svg:width="0.635cm" svg:height="0.635cm" svg:x="6.191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9" draw:id="id209" draw:layer="layout" svg:width="0.635cm" svg:height="0.635cm" svg:x="7.461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5" draw:id="id205" draw:layer="layout" svg:width="0.635cm" svg:height="0.635cm" svg:x="8.096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6" draw:id="id206" draw:layer="layout" svg:width="0.635cm" svg:height="0.635cm" svg:x="10.874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9.44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2" draw:id="id212" draw:layer="layout" svg:width="0.635cm" svg:height="0.635cm" svg:x="12.144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0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0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0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0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9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0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0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0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0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9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0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0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0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1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2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1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2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1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2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1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2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3" draw:layer="layout" svg:width="0.502cm" svg:height="1.237cm" svg:x="8.366cm" svg:y="9.763cm">
          <draw:text-box>
            <text:p/>
          </draw:text-box>
        </draw:frame>
      </draw:page>
      <draw:page draw:name="page11" draw:style-name="dp1" draw:master-page-name="Default">
        <draw:custom-shape draw:style-name="gr27" draw:text-style-name="P4" xml:id="id223" draw:id="id223" draw:layer="layout" svg:width="1.397cm" svg:height="1.397cm" svg:x="1.762cm" svg:y="1.3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5" draw:id="id225" draw:layer="layout" svg:width="1.397cm" svg:height="1.397cm" svg:x="7.731cm" svg:y="6.8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6" draw:id="id226" draw:layer="layout" svg:width="1.397cm" svg:height="1.397cm" svg:x="4.71cm" svg:y="4.35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4" draw:id="id224" draw:layer="layout" svg:width="1.397cm" svg:height="1.397cm" svg:x="7.731cm" svg:y="1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7" draw:id="id227" draw:layer="layout" svg:width="1.397cm" svg:height="1.397cm" svg:x="1.743cm" svg:y="7.09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3.159cm" svg:y1="2.069cm" svg:x2="7.731cm" svg:y2="2.096cm" draw:start-shape="id223" draw:start-glue-point="10" draw:end-shape="id224" draw:end-glue-point="6" svg:d="M3159 2069l4572 27" svg:viewBox="0 0 4573 28">
          <text:p text:style-name="P1">15</text:p>
        </draw:connector>
        <draw:connector draw:style-name="gr30" draw:text-style-name="P3" draw:layer="layout" draw:type="line" svg:x1="8.43cm" svg:y1="2.794cm" svg:x2="8.43cm" svg:y2="6.869cm" draw:start-shape="id224" draw:start-glue-point="8" draw:end-shape="id225" draw:end-glue-point="4" svg:d="M8430 2794v4075" svg:viewBox="0 0 1 4076">
          <text:p text:style-name="P1">23</text:p>
        </draw:connector>
        <draw:connector draw:style-name="gr30" draw:text-style-name="P3" draw:layer="layout" draw:type="line" svg:x1="7.935cm" svg:y1="7.073cm" svg:x2="5.903cm" svg:y2="5.549cm" draw:start-shape="id225" draw:start-glue-point="5" draw:end-shape="id226" draw:end-glue-point="9" svg:d="M7935 7073l-2032-1524" svg:viewBox="0 0 2033 1525">
          <text:p text:style-name="P1">42</text:p>
        </draw:connector>
        <draw:connector draw:style-name="gr2" draw:text-style-name="P3" xml:id="id228" draw:id="id228" draw:layer="layout" draw:type="line" svg:x1="4.914cm" svg:y1="5.549cm" svg:x2="4.914cm" svg:y2="5.549cm" draw:start-shape="id226" draw:start-glue-point="7" draw:end-shape="id226" draw:end-glue-point="7" svg:d="M4914 5549z" svg:viewBox="0 0 1 1">
          <text:p/>
        </draw:connector>
        <draw:connector draw:style-name="gr30" draw:text-style-name="P3" draw:layer="layout" draw:type="line" svg:x1="2.442cm" svg:y1="7.096cm" svg:x2="2.461cm" svg:y2="2.767cm" draw:start-shape="id227" draw:start-glue-point="4" draw:end-shape="id223" draw:end-glue-point="8" svg:d="M2442 7096l19-4329" svg:viewBox="0 0 20 4330">
          <text:p text:style-name="P1">27</text:p>
        </draw:connector>
        <draw:connector draw:style-name="gr30" draw:text-style-name="P3" draw:layer="layout" draw:type="line" svg:x1="2.936cm" svg:y1="7.3cm" svg:x2="4.914cm" svg:y2="5.549cm" draw:start-shape="id227" draw:start-glue-point="11" draw:end-shape="id228" draw:end-glue-point="0" svg:d="M2936 7300l1978-1751" svg:viewBox="0 0 1979 1752">
          <text:p text:style-name="P1">36</text:p>
        </draw:connector>
        <draw:connector draw:style-name="gr30" draw:text-style-name="P3" draw:layer="layout" draw:type="line" svg:x1="7.935cm" svg:y1="2.59cm" svg:x2="5.903cm" svg:y2="4.56cm" draw:start-shape="id224" draw:start-glue-point="7" draw:end-shape="id226" draw:end-glue-point="11" svg:d="M7935 2590l-2032 1970" svg:viewBox="0 0 2033 1971">
          <text:p text:style-name="P1">71</text:p>
        </draw:connector>
      </draw:page>
      <draw:page draw:name="page12" draw:style-name="dp1" draw:master-page-name="Default">
        <draw:custom-shape draw:style-name="gr21" draw:text-style-name="P6" xml:id="id229" draw:id="id229" draw:layer="layout" svg:width="0.986cm" svg:height="0.986cm" svg:x="10.27cm" svg:y="4.5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0" draw:id="id230" draw:layer="layout" svg:width="0.986cm" svg:height="0.986cm" svg:x="8.865cm" svg:y="6.72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0.414cm" svg:y1="5.362cm" svg:x2="9.707cm" svg:y2="6.869cm" draw:start-shape="id229" draw:start-glue-point="7" draw:end-shape="id230" draw:end-glue-point="11" svg:d="M10414 5362l-707 1507" svg:viewBox="0 0 708 1508">
          <text:p/>
        </draw:connector>
        <draw:custom-shape draw:style-name="gr21" draw:text-style-name="P6" xml:id="id231" draw:id="id231" draw:layer="layout" svg:width="0.986cm" svg:height="0.986cm" svg:x="11.731cm" svg:y="6.766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2" draw:id="id232" draw:layer="layout" svg:width="0.986cm" svg:height="0.986cm" svg:x="10.555cm" svg:y="9.539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3" draw:id="id233" draw:layer="layout" svg:width="0.986cm" svg:height="0.986cm" svg:x="13.7cm" svg:y="9.466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1.875cm" svg:y1="7.608cm" svg:x2="11.048cm" svg:y2="9.539cm" draw:start-shape="id231" draw:start-glue-point="7" draw:end-shape="id232" draw:end-glue-point="4" svg:d="M11875 7608l-827 1931" svg:viewBox="0 0 828 1932">
          <text:p/>
        </draw:connector>
        <draw:connector draw:style-name="gr31" draw:text-style-name="P3" draw:layer="layout" draw:type="line" svg:x1="12.573cm" svg:y1="7.608cm" svg:x2="14.193cm" svg:y2="9.466cm" draw:start-shape="id231" draw:start-glue-point="9" draw:end-shape="id233" draw:end-glue-point="4" svg:d="M12573 7608l1620 1858" svg:viewBox="0 0 1621 1859">
          <text:p/>
        </draw:connector>
        <draw:custom-shape draw:style-name="gr21" draw:text-style-name="P6" xml:id="id234" draw:id="id234" draw:layer="layout" svg:width="0.986cm" svg:height="0.986cm" svg:x="7.875cm" svg:y="1.802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5" draw:id="id235" draw:layer="layout" svg:width="0.986cm" svg:height="0.986cm" svg:x="5.654cm" svg:y="4.49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8.019cm" svg:y1="2.644cm" svg:x2="6.496cm" svg:y2="4.634cm" draw:start-shape="id234" draw:start-glue-point="7" draw:end-shape="id235" draw:end-glue-point="11" svg:d="M8019 2644l-1523 1990" svg:viewBox="0 0 1524 1991">
          <text:p/>
        </draw:connector>
        <draw:connector draw:style-name="gr32" draw:text-style-name="P7" draw:layer="layout" draw:type="line" svg:x1="8.717cm" svg:y1="2.644cm" svg:x2="10.414cm" svg:y2="4.664cm" draw:start-shape="id234" draw:start-glue-point="9" draw:end-shape="id229" draw:end-glue-point="5" svg:d="M8717 2644l1697 2020" svg:viewBox="0 0 1698 2021">
          <text:p/>
        </draw:connector>
        <draw:connector draw:style-name="gr32" draw:text-style-name="P7" draw:layer="layout" draw:type="line" svg:x1="11.112cm" svg:y1="5.362cm" svg:x2="11.875cm" svg:y2="6.91cm" draw:start-shape="id229" draw:start-glue-point="9" draw:end-shape="id231" draw:end-glue-point="5" svg:d="M11112 5362l763 1548" svg:viewBox="0 0 764 1549">
          <text:p/>
        </draw:connector>
        <draw:custom-shape draw:style-name="gr21" draw:text-style-name="P6" xml:id="id238" draw:id="id238" draw:layer="layout" svg:width="0.986cm" svg:height="0.986cm" svg:x="7.172cm" svg:y="9.636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6" draw:id="id236" draw:layer="layout" svg:width="0.986cm" svg:height="0.986cm" svg:x="4.05cm" svg:y="6.83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7" draw:id="id237" draw:layer="layout" svg:width="0.986cm" svg:height="0.986cm" svg:x="6.939cm" svg:y="6.83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5.798cm" svg:y1="5.332cm" svg:x2="4.892cm" svg:y2="6.98cm" draw:start-shape="id235" draw:start-glue-point="7" draw:end-shape="id236" draw:end-glue-point="11" svg:d="M5798 5332l-906 1648" svg:viewBox="0 0 907 1649">
          <text:p/>
        </draw:connector>
        <draw:connector draw:style-name="gr32" draw:text-style-name="P7" draw:layer="layout" draw:type="line" svg:x1="6.496cm" svg:y1="5.332cm" svg:x2="7.083cm" svg:y2="6.983cm" draw:start-shape="id235" draw:start-glue-point="9" draw:end-shape="id237" draw:end-glue-point="5" svg:d="M6496 5332l587 1651" svg:viewBox="0 0 588 1652">
          <text:p/>
        </draw:connector>
        <draw:connector draw:style-name="gr31" draw:text-style-name="P3" draw:layer="layout" draw:type="line" svg:x1="9.009cm" svg:y1="7.567cm" svg:x2="7.665cm" svg:y2="9.636cm" draw:start-shape="id230" draw:start-glue-point="7" draw:end-shape="id238" draw:end-glue-point="4" svg:d="M9009 7567l-1344 2069" svg:viewBox="0 0 1345 2070">
          <text:p/>
        </draw:connector>
        <draw:custom-shape draw:style-name="gr21" draw:text-style-name="P6" xml:id="id239" draw:id="id239" draw:layer="layout" svg:width="0.986cm" svg:height="0.986cm" svg:x="15.205cm" svg:y="11.7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4.542cm" svg:y1="10.308cm" svg:x2="15.349cm" svg:y2="11.924cm" draw:start-shape="id233" draw:start-glue-point="9" draw:end-shape="id239" draw:end-glue-point="5" svg:d="M14542 10308l807 1616" svg:viewBox="0 0 808 1617">
          <text:p/>
        </draw:connector>
        <draw:custom-shape draw:style-name="gr21" draw:text-style-name="P6" xml:id="id240" draw:id="id240" draw:layer="layout" svg:width="0.986cm" svg:height="0.986cm" svg:x="12.311cm" svg:y="12.007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3.844cm" svg:y1="10.308cm" svg:x2="13.153cm" svg:y2="12.151cm" draw:start-shape="id233" draw:start-glue-point="7" draw:end-shape="id240" draw:end-glue-point="11" svg:d="M13844 10308l-691 1843" svg:viewBox="0 0 692 1844">
          <text:p/>
        </draw:connector>
        <draw:custom-shape draw:style-name="gr21" draw:text-style-name="P6" xml:id="id241" draw:id="id241" draw:layer="layout" svg:width="0.986cm" svg:height="0.986cm" svg:x="2.365cm" svg:y="9.50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4.194cm" svg:y1="7.678cm" svg:x2="3.207cm" svg:y2="9.653cm" draw:start-shape="id236" draw:start-glue-point="7" draw:end-shape="id241" draw:end-glue-point="11" svg:d="M4194 7678l-987 1975" svg:viewBox="0 0 988 1976">
          <text:p/>
        </draw:connector>
        <draw:connector draw:style-name="gr32" draw:text-style-name="P7" draw:layer="layout" draw:type="line" svg:x1="5.036cm" svg:y1="7.329cm" svg:x2="6.939cm" svg:y2="7.332cm" draw:start-shape="id236" draw:start-glue-point="10" draw:end-shape="id237" draw:end-glue-point="6" svg:d="M5036 7329l1903 3" svg:viewBox="0 0 1904 4">
          <text:p/>
        </draw:connector>
        <draw:connector draw:style-name="gr33" draw:text-style-name="P7" draw:layer="layout" draw:type="line" svg:x1="8.014cm" svg:y1="10.478cm" svg:x2="12.311cm" svg:y2="12.5cm" draw:start-shape="id238" draw:start-glue-point="9" draw:end-shape="id240" draw:end-glue-point="6" svg:d="M8014 10478l4297 2022" svg:viewBox="0 0 4298 2023">
          <text:p/>
        </draw:connector>
      </draw:page>
      <draw:page draw:name="page13" draw:style-name="dp1" draw:master-page-name="Default">
        <draw:custom-shape draw:style-name="gr21" draw:text-style-name="P6" xml:id="id246" draw:id="id246" draw:layer="layout" svg:width="0.986cm" svg:height="0.986cm" svg:x="10.269cm" svg:y="4.519cm">
          <text:p text:style-name="P14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2" draw:id="id242" draw:layer="layout" svg:width="0.986cm" svg:height="0.986cm" svg:x="11.73cm" svg:y="6.765cm">
          <text:p text:style-name="P14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3" draw:id="id243" draw:layer="layout" svg:width="0.986cm" svg:height="0.986cm" svg:x="13.225cm" svg:y="9.17cm">
          <text:p text:style-name="P14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242" draw:start-glue-point="9" draw:end-shape="id243" draw:end-glue-point="5" svg:d="M12572 7607l797 1707" svg:viewBox="0 0 798 1708">
          <text:p/>
        </draw:connector>
        <draw:custom-shape draw:style-name="gr21" draw:text-style-name="P6" xml:id="id244" draw:id="id244" draw:layer="layout" svg:width="0.986cm" svg:height="0.986cm" svg:x="7.874cm" svg:y="1.801cm">
          <text:p text:style-name="P14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5" draw:id="id245" draw:layer="layout" svg:width="0.986cm" svg:height="0.986cm" svg:x="5.653cm" svg:y="4.489cm">
          <text:p text:style-name="P14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244" draw:start-glue-point="7" draw:end-shape="id245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244" draw:start-glue-point="9" draw:end-shape="id246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246" draw:start-glue-point="9" draw:end-shape="id242" draw:end-glue-point="5" svg:d="M11111 5361l763 1548" svg:viewBox="0 0 764 1549">
          <text:p/>
        </draw:connector>
        <draw:custom-shape draw:style-name="gr21" draw:text-style-name="P6" xml:id="id249" draw:id="id249" draw:layer="layout" svg:width="0.986cm" svg:height="0.986cm" svg:x="10.309cm" svg:y="9.278cm">
          <text:p text:style-name="P14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7" draw:id="id247" draw:layer="layout" svg:width="0.986cm" svg:height="0.986cm" svg:x="4.149cm" svg:y="6.835cm">
          <text:p text:style-name="P14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8" draw:id="id248" draw:layer="layout" svg:width="0.986cm" svg:height="0.986cm" svg:x="7.038cm" svg:y="6.738cm">
          <text:p text:style-name="P14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245" draw:start-glue-point="7" draw:end-shape="id247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245" draw:start-glue-point="9" draw:end-shape="id248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242" draw:start-glue-point="7" draw:end-shape="id249" draw:end-glue-point="11" svg:d="M11874 7607l-723 1815" svg:viewBox="0 0 724 1816">
          <text:p/>
        </draw:connector>
        <draw:custom-shape draw:style-name="gr21" draw:text-style-name="P6" xml:id="id250" draw:id="id250" draw:layer="layout" svg:width="0.986cm" svg:height="0.986cm" svg:x="2.351cm" svg:y="9.49cm">
          <text:p text:style-name="P14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51" draw:id="id251" draw:layer="layout" svg:width="0.986cm" svg:height="0.986cm" svg:x="5.818cm" svg:y="9.39cm">
          <text:p text:style-name="P14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247" draw:start-glue-point="7" draw:end-shape="id250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247" draw:start-glue-point="9" draw:end-shape="id251" draw:end-glue-point="5" svg:d="M4991 7677l971 1857" svg:viewBox="0 0 972 18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6-01-18T11:06:19.520988864</dc:date>
    <meta:editing-duration>PT12H18M48S</meta:editing-duration>
    <meta:editing-cycles>36</meta:editing-cycles>
    <meta:generator>LibreOffice/4.4.7.2$Linux_X86_64 LibreOffice_project/40$Build-2</meta:generator>
    <meta:document-statistic meta:object-count="488"/>
  </office:meta>
</office:document-meta>
</file>